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5da9cad"/>
    </style:style>
    <style:style style:name="P4" style:family="paragraph" style:parent-style-name="Text_20_body">
      <style:text-properties officeooo:rsid="060c0629" officeooo:paragraph-rsid="060c0629"/>
    </style:style>
    <style:style style:name="P5" style:family="paragraph" style:parent-style-name="Text_20_body">
      <style:text-properties officeooo:rsid="060c0629" officeooo:paragraph-rsid="060ef3ab"/>
    </style:style>
    <style:style style:name="P6" style:family="paragraph" style:parent-style-name="Text_20_body">
      <style:text-properties officeooo:rsid="0612b6b3" officeooo:paragraph-rsid="0612b6b3"/>
    </style:style>
    <style:style style:name="P7" style:family="paragraph" style:parent-style-name="Text_20_body">
      <style:text-properties officeooo:rsid="061515fc" officeooo:paragraph-rsid="061515fc"/>
    </style:style>
    <style:style style:name="P8" style:family="paragraph" style:parent-style-name="Text_20_body">
      <style:text-properties officeooo:rsid="061b6d0c" officeooo:paragraph-rsid="061b6d0c"/>
    </style:style>
    <style:style style:name="P9" style:family="paragraph" style:parent-style-name="Text_20_body">
      <style:text-properties officeooo:paragraph-rsid="0623e4a3"/>
    </style:style>
    <style:style style:name="P10" style:family="paragraph" style:parent-style-name="Text_20_body">
      <style:text-properties officeooo:paragraph-rsid="0627f37e"/>
    </style:style>
    <style:style style:name="P11" style:family="paragraph" style:parent-style-name="Text_20_body">
      <style:text-properties officeooo:rsid="0639dfe1" officeooo:paragraph-rsid="063ba497"/>
    </style:style>
    <style:style style:name="P12" style:family="paragraph" style:parent-style-name="Text_20_body">
      <style:text-properties officeooo:rsid="0639dfe1" officeooo:paragraph-rsid="064c8dec"/>
    </style:style>
    <style:style style:name="P13" style:family="paragraph" style:parent-style-name="Text_20_body">
      <style:text-properties officeooo:rsid="062acc67" officeooo:paragraph-rsid="064c8dec"/>
    </style:style>
    <style:style style:name="P14" style:family="paragraph" style:parent-style-name="Text_20_body">
      <style:text-properties officeooo:rsid="0613c620" officeooo:paragraph-rsid="0613c620"/>
    </style:style>
    <style:style style:name="P15" style:family="paragraph" style:parent-style-name="Text_20_body">
      <style:text-properties officeooo:rsid="06546ebc" officeooo:paragraph-rsid="06546ebc"/>
    </style:style>
    <style:style style:name="P16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17" style:family="paragraph" style:parent-style-name="Text_20_body">
      <style:text-properties officeooo:rsid="065cf1e6" officeooo:paragraph-rsid="065cf1e6"/>
    </style:style>
    <style:style style:name="P18" style:family="paragraph" style:parent-style-name="Heading_20_2">
      <style:text-properties officeooo:rsid="05735d0c" officeooo:paragraph-rsid="05a28d3e"/>
    </style:style>
    <style:style style:name="P19" style:family="paragraph" style:parent-style-name="Heading_20_2">
      <style:text-properties officeooo:rsid="05735d0c" officeooo:paragraph-rsid="0610d084"/>
    </style:style>
    <style:style style:name="P20" style:family="paragraph" style:parent-style-name="Heading_20_2">
      <style:text-properties officeooo:rsid="05735d0c" officeooo:paragraph-rsid="061515fc"/>
    </style:style>
    <style:style style:name="P21" style:family="paragraph" style:parent-style-name="Heading_20_2">
      <style:text-properties officeooo:rsid="05735d0c" officeooo:paragraph-rsid="061a9274"/>
    </style:style>
    <style:style style:name="P22" style:family="paragraph" style:parent-style-name="Heading_20_2">
      <style:text-properties officeooo:rsid="05735d0c" officeooo:paragraph-rsid="06546ebc"/>
    </style:style>
    <style:style style:name="P23" style:family="paragraph" style:parent-style-name="Heading_20_2">
      <style:text-properties officeooo:rsid="061fb025" officeooo:paragraph-rsid="061fb025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61b6d0c" officeooo:paragraph-rsid="061b6d0c"/>
    </style:style>
    <style:style style:name="P25" style:family="paragraph" style:parent-style-name="Text_20_body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61b6d0c" officeooo:paragraph-rsid="061b6d0c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61d2d74" officeooo:paragraph-rsid="061d2d74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29" style:family="paragraph" style:parent-style-name="Text_20_body">
      <style:text-properties officeooo:rsid="06681af5" officeooo:paragraph-rsid="066a32dc"/>
    </style:style>
    <style:style style:name="P30" style:family="paragraph" style:parent-style-name="Text_20_body" style:list-style-name="L4">
      <style:text-properties officeooo:rsid="066a32dc" officeooo:paragraph-rsid="066a32dc"/>
    </style:style>
    <style:style style:name="P31" style:family="paragraph" style:parent-style-name="Text_20_body" style:list-style-name="L4">
      <style:text-properties officeooo:rsid="066b762d" officeooo:paragraph-rsid="066b762d"/>
    </style:style>
    <style:style style:name="P32" style:family="paragraph" style:parent-style-name="Text_20_body">
      <style:text-properties officeooo:rsid="066c58af" officeooo:paragraph-rsid="066c58af"/>
    </style:style>
    <style:style style:name="P33" style:family="paragraph" style:parent-style-name="Text_20_body" style:list-style-name="L4">
      <style:text-properties officeooo:rsid="066c58af" officeooo:paragraph-rsid="066c58af"/>
    </style:style>
    <style:style style:name="P34" style:family="paragraph" style:parent-style-name="Text_20_body">
      <style:text-properties officeooo:paragraph-rsid="0623e4a3"/>
    </style:style>
    <style:style style:name="P35" style:family="paragraph" style:parent-style-name="Text_20_body">
      <style:text-properties officeooo:rsid="061515fc" officeooo:paragraph-rsid="061515fc"/>
    </style:style>
    <style:style style:name="P36" style:family="paragraph" style:parent-style-name="Text_20_body" style:list-style-name="L1">
      <style:paragraph-properties fo:margin-top="0in" fo:margin-bottom="0in" loext:contextual-spacing="false"/>
      <style:text-properties officeooo:rsid="06546ebc" officeooo:paragraph-rsid="06546ebc"/>
    </style:style>
    <style:style style:name="P37" style:family="paragraph" style:parent-style-name="Text_20_body">
      <style:paragraph-properties fo:margin-top="0in" fo:margin-bottom="0in" loext:contextual-spacing="false"/>
      <style:text-properties officeooo:rsid="0653b384" officeooo:paragraph-rsid="0667e22f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653b384" officeooo:paragraph-rsid="066d7fba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651be26" officeooo:paragraph-rsid="0667e22f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66d7fba" officeooo:paragraph-rsid="066d7fba"/>
    </style:style>
    <style:style style:name="P41" style:family="paragraph" style:parent-style-name="Text_20_body" style:list-style-name="L3">
      <style:paragraph-properties fo:text-align="start" style:justify-single-word="false" style:writing-mode="lr-tb"/>
      <style:text-properties officeooo:paragraph-rsid="06585a31"/>
    </style:style>
    <style:style style:name="P42" style:family="paragraph" style:parent-style-name="Text_20_body" style:list-style-name="L3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43" style:family="paragraph" style:parent-style-name="Heading_20_1">
      <style:paragraph-properties fo:line-height="100%"/>
      <style:text-properties officeooo:rsid="05226f8d" officeooo:paragraph-rsid="04af6545"/>
    </style:style>
    <style:style style:name="P44" style:family="paragraph" style:parent-style-name="Heading_20_2">
      <style:text-properties officeooo:rsid="061fb025" officeooo:paragraph-rsid="0667e22f"/>
    </style:style>
    <style:style style:name="T1" style:family="text">
      <style:text-properties officeooo:rsid="05a9c9d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610d084" style:font-weight-asian="normal" style:font-weight-complex="normal"/>
    </style:style>
    <style:style style:name="T4" style:family="text">
      <style:text-properties fo:font-weight="normal" officeooo:rsid="061515fc" style:font-weight-asian="normal" style:font-weight-complex="normal"/>
    </style:style>
    <style:style style:name="T5" style:family="text">
      <style:text-properties fo:font-weight="normal" officeooo:rsid="0618dadd" style:font-weight-asian="normal" style:font-weight-complex="normal"/>
    </style:style>
    <style:style style:name="T6" style:family="text">
      <style:text-properties fo:font-weight="normal" officeooo:rsid="061a9274" style:font-weight-asian="normal" style:font-weight-complex="normal"/>
    </style:style>
    <style:style style:name="T7" style:family="text">
      <style:text-properties fo:font-weight="normal" officeooo:rsid="06271f1c" style:font-weight-asian="normal" style:font-weight-complex="normal"/>
    </style:style>
    <style:style style:name="T8" style:family="text">
      <style:text-properties fo:font-weight="normal" officeooo:rsid="063786b4" style:font-weight-asian="normal" style:font-weight-complex="normal"/>
    </style:style>
    <style:style style:name="T9" style:family="text">
      <style:text-properties fo:font-weight="normal" officeooo:rsid="0639dfe1" style:font-weight-asian="normal" style:font-weight-complex="normal"/>
    </style:style>
    <style:style style:name="T10" style:family="text">
      <style:text-properties fo:font-weight="normal" officeooo:rsid="063d949b" style:font-weight-asian="normal" style:font-weight-complex="normal"/>
    </style:style>
    <style:style style:name="T11" style:family="text">
      <style:text-properties fo:font-weight="normal" officeooo:rsid="064c9630" style:font-weight-asian="normal" style:font-weight-complex="normal"/>
    </style:style>
    <style:style style:name="T12" style:family="text">
      <style:text-properties fo:font-weight="normal" officeooo:rsid="0663e7a0" style:font-weight-asian="normal" style:font-weight-complex="normal"/>
    </style:style>
    <style:style style:name="T13" style:family="text">
      <style:text-properties fo:font-weight="normal" officeooo:rsid="0665a25d" style:font-weight-asian="normal" style:font-weight-complex="normal"/>
    </style:style>
    <style:style style:name="T14" style:family="text">
      <style:text-properties fo:font-weight="normal" officeooo:rsid="0666db72" style:font-weight-asian="normal" style:font-weight-complex="normal"/>
    </style:style>
    <style:style style:name="T15" style:family="text">
      <style:text-properties fo:font-weight="normal" officeooo:rsid="06681af5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60fdb04" style:font-style-asian="italic" style:font-style-complex="italic"/>
    </style:style>
    <style:style style:name="T18" style:family="text">
      <style:text-properties fo:font-style="italic" officeooo:rsid="060cf8ea" style:font-style-asian="italic" style:font-style-complex="italic"/>
    </style:style>
    <style:style style:name="T19" style:family="text">
      <style:text-properties fo:font-style="italic" officeooo:rsid="064268e7" style:font-style-asian="italic" style:font-style-complex="italic"/>
    </style:style>
    <style:style style:name="T20" style:family="text">
      <style:text-properties fo:font-style="italic" officeooo:rsid="066c58af" style:font-style-asian="italic" style:font-style-complex="italic"/>
    </style:style>
    <style:style style:name="T21" style:family="text">
      <style:text-properties fo:font-style="italic" officeooo:rsid="066b762d" style:font-style-asian="italic" style:font-style-complex="italic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officeooo:rsid="060c0629"/>
    </style:style>
    <style:style style:name="T24" style:family="text">
      <style:text-properties officeooo:rsid="0613c62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officeooo:rsid="060cf8ea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6229325"/>
    </style:style>
    <style:style style:name="T30" style:family="text">
      <style:text-properties fo:language="en" fo:country="US" officeooo:rsid="0623e4a3"/>
    </style:style>
    <style:style style:name="T31" style:family="text">
      <style:text-properties officeooo:rsid="060d75ce"/>
    </style:style>
    <style:style style:name="T32" style:family="text">
      <style:text-properties officeooo:rsid="062f9e03"/>
    </style:style>
    <style:style style:name="T33" style:family="text">
      <style:text-properties officeooo:rsid="063786b4"/>
    </style:style>
    <style:style style:name="T34" style:family="text">
      <style:text-properties officeooo:rsid="0639dfe1"/>
    </style:style>
    <style:style style:name="T35" style:family="text">
      <style:text-properties officeooo:rsid="063ba497"/>
    </style:style>
    <style:style style:name="T36" style:family="text">
      <style:text-properties officeooo:rsid="063e2832"/>
    </style:style>
    <style:style style:name="T37" style:family="text">
      <style:text-properties officeooo:rsid="063e997e"/>
    </style:style>
    <style:style style:name="T38" style:family="text">
      <style:text-properties officeooo:rsid="063f8fcf"/>
    </style:style>
    <style:style style:name="T39" style:family="text">
      <style:text-properties officeooo:rsid="064093ab"/>
    </style:style>
    <style:style style:name="T40" style:family="text">
      <style:text-properties officeooo:rsid="064268e7"/>
    </style:style>
    <style:style style:name="T41" style:family="text">
      <style:text-properties officeooo:rsid="06446d90"/>
    </style:style>
    <style:style style:name="T42" style:family="text">
      <style:text-properties officeooo:rsid="064c8dec"/>
    </style:style>
    <style:style style:name="T43" style:family="text">
      <style:text-properties officeooo:rsid="0653b384"/>
    </style:style>
    <style:style style:name="T44" style:family="text">
      <style:text-properties officeooo:rsid="044d6347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fo:font-style="normal" style:font-style-asian="normal" style:font-style-complex="normal"/>
    </style:style>
    <style:style style:name="T47" style:family="text">
      <style:text-properties style:font-name="Times New Roman" fo:font-style="normal" officeooo:rsid="04eafebf" style:font-style-asian="normal" style:font-style-complex="normal"/>
    </style:style>
    <style:style style:name="T48" style:family="text">
      <style:text-properties style:font-name="Times New Roman" officeooo:rsid="04eafebf"/>
    </style:style>
    <style:style style:name="T49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0" style:family="text">
      <style:text-properties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51" style:family="text">
      <style:text-properties officeooo:rsid="04eafebf"/>
    </style:style>
    <style:style style:name="T52" style:family="text">
      <style:text-properties style:text-position="0% 100%"/>
    </style:style>
    <style:style style:name="T53" style:family="text">
      <style:text-properties style:text-position="0% 100%" style:font-name="Times New Roman" fo:font-size="12pt" fo:font-style="normal" officeooo:rsid="04eafebf" style:font-size-asian="12pt" style:font-style-asian="normal" style:font-size-complex="12pt" style:font-style-complex="normal"/>
    </style:style>
    <style:style style:name="T54" style:family="text">
      <style:text-properties style:text-position="0% 100%" style:font-name="Times New Roman" fo:font-size="12pt" fo:font-style="normal" officeooo:rsid="04ebb13e" style:font-size-asian="12pt" style:font-style-asian="normal" style:font-size-complex="12pt" style:font-style-complex="normal"/>
    </style:style>
    <style:style style:name="T55" style:family="text">
      <style:text-properties style:text-position="0% 100%"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56" style:family="text">
      <style:text-properties style:text-position="0% 100%" style:font-name="Times New Roman" fo:font-size="12pt" officeooo:rsid="04eafebf" style:font-size-asian="12pt" style:font-size-complex="12pt"/>
    </style:style>
    <style:style style:name="T57" style:family="text">
      <style:text-properties style:text-position="0% 100%" style:font-name="Times New Roman" fo:font-size="12pt" officeooo:rsid="04ebb13e" style:font-size-asian="12pt" style:font-size-complex="12pt"/>
    </style:style>
    <style:style style:name="T58" style:family="text">
      <style:text-properties style:text-position="0% 100%" officeooo:rsid="04ebb13e"/>
    </style:style>
    <style:style style:name="T59" style:family="text">
      <style:text-properties style:text-position="0% 100%" officeooo:rsid="04ebd8b1"/>
    </style:style>
    <style:style style:name="T60" style:family="text">
      <style:text-properties style:text-position="0% 100%" officeooo:rsid="050f744d"/>
    </style:style>
    <style:style style:name="T61" style:family="text">
      <style:text-properties style:text-position="0% 100%" officeooo:rsid="0510dd8c"/>
    </style:style>
    <style:style style:name="T62" style:family="text">
      <style:text-properties officeooo:rsid="0510dd8c"/>
    </style:style>
    <style:style style:name="T63" style:family="text">
      <style:text-properties officeooo:rsid="065dcf2c"/>
    </style:style>
    <style:style style:name="T64" style:family="text">
      <style:text-properties officeooo:rsid="065fd51f"/>
    </style:style>
    <style:style style:name="T65" style:family="text">
      <style:text-properties officeooo:rsid="0665a25d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66a32dc" style:font-style-asian="normal" style:font-style-complex="normal"/>
    </style:style>
    <style:style style:name="T68" style:family="text">
      <style:text-properties fo:font-style="normal" officeooo:rsid="066b762d" style:font-style-asian="normal" style:font-style-complex="normal"/>
    </style:style>
    <style:style style:name="T69" style:family="text">
      <style:text-properties fo:font-style="normal" officeooo:rsid="066c58af" style:font-style-asian="normal" style:font-style-complex="normal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text-position="sub 58%" fo:font-style="italic" style:font-style-asian="italic" style:font-style-complex="italic"/>
    </style:style>
    <style:style style:name="T72" style:family="text">
      <style:text-properties style:text-position="sub 58%" fo:font-style="italic" officeooo:rsid="066c58af" style:font-style-asian="italic" style:font-style-complex="italic"/>
    </style:style>
    <style:style style:name="T73" style:family="text">
      <style:text-properties officeooo:rsid="066d7fb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מטלה - חלוקת <text:span text:style-name="T23">עלויות ומכרזי שירות</text:span></text:h>
      <text:p text:style-name="P3">יש לענות על שאלה אחת לבחירתכם.</text:p>
      <text:p text:style-name="P18">שאלה <text:span text:style-name="T1">1: חלוקת עלויות לבניית מעלית</text:span></text:p>
      <text:p text:style-name="P4">בבניין עם n קומות, הדיירים החליטו לבנות מעלית.</text:p>
      <text:p text:style-name="P4">העלות של בניית מעלית בגובה k קומות היא k אלף ש"ח.</text:p>
      <text:p text:style-name="P4">הדיירים מעוניינים לחלק את העלות ביניהם בעזרת ערך שאפלי.</text:p>
      <text:p text:style-name="P5">כמה תשלם כל קומה?</text:p>
      <text:p text:style-name="P5"><text:span text:style-name="T16">הדרכה</text:span>: חשבו קודם את הערך עבור n=2 ו n=3, ואז הכלילו ל-n כלשהו.</text:p>
      <text:p text:style-name="P19"><text:span text:style-name="T2">שאלה </text:span><text:span text:style-name="T12">2</text:span><text:span text:style-name="T3">: חלוקת עלות נסיעה </text:span><text:span text:style-name="T11">לאוניברסיטה</text:span></text:p>
      <text:p text:style-name="P17">שאלה זו מיועדת לצוותים עם 3 חברים ומעלה <text:span text:style-name="T63">(אפשר להתחבר עם צוות נוסף לצורך השאלה)</text:span>.</text:p>
      <text:p text:style-name="P6">א. לכל אחד מחברי הצוות, חשבו בקירוב את עלות הנסיעה במונית מהבית לאוניברסיטה. לצורך החישוב אפשר להשתמש ב- Google Maps. אם אתם לא מצליחים לחשב עלות מדוייקת, חשבו את זמן הנסיעה<text:span text:style-name="T41"> לפי Waze</text:span> והכפילו בעלות נסיעה במונית לפי מונה.</text:p>
      <text:p text:style-name="P6">ב. <text:span text:style-name="T24">חשבו את עלות הנסיעה כאשר כל חברי הצוות נוסעים יחד, במסלול הקצר ביותר העובר דרך כולם.</text:span></text:p>
      <text:p text:style-name="P14">ג. חשבו כמה כל אחד יצטרך לשלם לפי ערך שאפלי. האם זה משתלם?</text:p>
      <text:p text:style-name="P22">שאלה <text:span text:style-name="T65">3: איחוד מפלגות</text:span></text:p>
      <text:p text:style-name="P16">[נכתב לקראת הבחירות לכנסת, אדר א ה'תשע"ט]</text:p>
      <text:p text:style-name="P28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2477001045" text:style-name="L1">
        <text:list-item>
          <text:p text:style-name="P36">כל אחת מהמפלגות לא עוברת את אחוז החסימה כשהיא רצה לבד.</text:p>
        </text:list-item>
        <text:list-item>
          <text:p text:style-name="P36">המפלגה המאוחדת מקבלת 10 מנדטים.</text:p>
        </text:list-item>
        <text:list-item>
          <text:p text:style-name="P36">אם רק מפלגות א+ב מתאחדות, הן מקבלות 4 מנדטים; ב+ג - 5 מנדטים, ג+א - 6 מנדטים.</text:p>
        </text:list-item>
      </text:list>
      <text:p text:style-name="P15">עיזרו למפלגות למצוא פתרון הוגן לחלוקת המקומות בעשיריה הראשונה.</text:p>
      <text:p text:style-name="P21"><text:span text:style-name="T2">שאלה </text:span><text:span text:style-name="T13">4</text:span><text:span text:style-name="T3">: </text:span><text:span text:style-name="T6">פונקציה תת-מודולרית</text:span></text:p>
      <text:p text:style-name="P8"><text:span text:style-name="T25">תזכורת</text:span>: פונקציה v על קבוצות נקראת <text:span text:style-name="T22">תת-מודולרית</text:span> (submodular) אם, לכל שתי קבוצות S,T ולכל איבר i<text:span text:style-name="T40">, יש </text:span><text:span text:style-name="T19">עלות שולית פוחתת</text:span><text:span text:style-name="T40">:</text:span></text:p>
      <text:p text:style-name="P24"><text:s/>If S ≤ T, then <text:s/>v(S U {i}) - v(S) ≥ <text:s/>v(‎T U {i}) - v(T)</text:p>
      <text:p text:style-name="P26"><text:span text:style-name="T25">הגדרה</text:span>: <text:s/>פונקציה v על קבוצות נקראת <text:span text:style-name="T16">תת-חיבורית</text:span> (subadditive) אם, לכל שתי קבוצות S,T:</text:p>
      <text:p text:style-name="P24">v(S U T) ≤ v(S) + v(T)</text:p>
      <text:p text:style-name="P26"><text:soft-page-break/>א. תנו דוגמה לפונקציה שהיא גם תת-אדיטיבית וגם תת-מודולרית.</text:p>
      <text:p text:style-name="P26">ב. תנו דוגמה לפונקציה שהיא תת-אדיטיבית אבל לא תת-מודולרית.</text:p>
      <text:p text:style-name="P26">ג. תנו דוגמה לפונקציה שהיא לא תת-אדיטיבית ולא תת-מודולרית.</text:p>
      <text:p text:style-name="P26">ד. הוכיחו שכל פונקציה תת-מודולרית היא תת-אדיטיבית.</text:p>
      <text:p text:style-name="P27">אם אתם מסתבכים תסתכלו כאן:<text:span text:style-name="T26"> https://en.wikipedia.org/wiki/Utility_functions_on_indivisible_goods</text:span></text:p>
      <text:p text:style-name="P23"><text:span text:style-name="T2">שאלה </text:span><text:span text:style-name="T13">5</text:span><text:span text:style-name="T2">: </text:span><text:span text:style-name="T7">מכר</text:span><text:span text:style-name="T10">ז מולין-שנקר</text:span><text:span text:style-name="T9"> - דוגמאות</text:span></text:p>
      <text:p text:style-name="P11"><text:span text:style-name="T36">א</text:span>. הראו דוגמה עם <text:span text:style-name="T42">2 או 3 שחקנים, שבה כלל-התשלום של שאפלי אינו מונוטוני. הראו את טבלת העלויות, חשבו את ערכי שאפלי לכל תת-קבוצה, והסבירו מדוע זה לא מונוטוני.</text:span></text:p>
      <text:p text:style-name="P12"><text:span text:style-name="T36">ב</text:span>. הראו דוגמה עם <text:span text:style-name="T42">2 או 3 שחקנים</text:span>, שב<text:span text:style-name="T35">ה</text:span> מכרז מולין-שנקר <text:span text:style-name="T37">עם כלל-התשלום של שאפלי </text:span>אינו אמיתי<text:span text:style-name="T37"> (אפשר להיעזר בסעיף א)</text:span>.<text:span text:style-name="T35"> הסבירו בפירוט מה יעשה המכרז בדוגמה זו, ומדוע זה לא אמיתי.</text:span></text:p>
      <text:p text:style-name="P13"><text:span text:style-name="T38">ג</text:span>. <text:span text:style-name="T33">הראו דוגמה עם 2 או 3 שחקנים, שבה </text:span>מכרז מולין-שנקר <text:span text:style-name="T34">עם כלל-התשלום של שאפלי </text:span>אינו יעיל<text:span text:style-name="T32">-פארטו. הסבירו בפירוט מה יעשה המכרז בדוגמה זו, ומדוע זה לא יעיל-פארטו.</text:span></text:p>
      <text:p text:style-name="P10"><text:span text:style-name="T39">ד [בונוס – למי שעדיין לא זכה הסמסטר]. היכנסו לויקיפדיה האנגלית, לדף "</text:span><text:span text:style-name="T29">Cost-sharing</text:span><text:span text:style-name="T30"> </text:span><text:span text:style-name="T29">mechanism</text:span><text:span text:style-name="T27">". מיצאו את תת-הכותרת </text:span><text:bookmark text:name="Binary_service,_decreasing_marginal_costs"/><text:bookmark text:name="Binary_service.2C_decreasing_marginal_costs"/><text:span text:style-name="T27">"</text:span>Binary service, decreasing marginal costs<text:span text:style-name="T27">". הוסיפו את הדוגמאות שלכם במקומות המתאימים בדף (אם אתם לא בטוחים איפה בדיוק להוסיף, תשאלו אותי).</text:span></text:p>
      <text:p text:style-name="P9"><text:span text:style-name="T64">הצוות </text:span><text:span text:style-name="T18">הראשון </text:span><text:span text:style-name="T27">שיבצע משימה זו, יקבל 2 נקודות בונוס לציון הבחינה. כדי לזכות בנקודות, אחד מחברי הצוות צריך לפתוח חשבון ויקיפדיה בשמו המלא, כך שהעריכות יירשמו על שמו בהסטוריית העריכה. <text:s text:c="2"/></text:span></text:p>
      <text:p text:style-name="P9"><text:span text:style-name="T17">עצה</text:span><text:span text:style-name="T31">: כדי שהעריכות שלכם יישארו בדף, ולא יימחקו ע"י עורכים אחרים, יש להסביר באופן ברור ובאנגלית תקנית. <text:s/>לפני שאתם מתחילים אנא ודאו שלא עשו זאת לפניכם; הבונוס יינתן רק לראשון.</text:span></text:p>
      <text:p text:style-name="P44"><text:span text:style-name="T2">שאלה </text:span><text:span text:style-name="T14">6</text:span><text:span text:style-name="T2">: </text:span><text:span text:style-name="T8">מכרז </text:span><text:span text:style-name="T15">SN</text:span></text:p>
      <text:p text:style-name="P29"><text:span text:style-name="T16">מכרז SN </text:span><text:span text:style-name="T67">בוחר תת-קבוצה של נוסעים באופן הבא:</text:span></text:p>
      <text:list xml:id="list1445512472" text:style-name="L4">
        <text:list-item>
          <text:p text:style-name="P30"><text:span text:style-name="T70">הרץ VCG</text:span><text:span text:style-name="T66">: בחר את תת-הקבוצה הממקסמת את סכום ערכי-הנוסעים פחות עלות הנהג, וחשב את התשלום </text:span><text:span text:style-name="T20">p</text:span><text:span text:style-name="T72">i</text:span><text:span text:style-name="T69"> </text:span><text:span text:style-name="T68">ש</text:span><text:span text:style-name="T66">כל שחקן </text:span><text:span text:style-name="T20">i</text:span><text:span text:style-name="T69"> </text:span><text:span text:style-name="T68">צריך לשלם </text:span><text:span text:style-name="T66">לפי נוסחת VCG.</text:span></text:p>
        </text:list-item>
        <text:list-item>
          <text:p text:style-name="P30"><text:span text:style-name="T66">חשב את סכום התשלומים של כל השחקנים; </text:span><text:span text:style-name="T68">נסמן סכום זה ב</text:span><text:span text:style-name="T21"> </text:span><text:span text:style-name="T20">S</text:span><text:span text:style-name="T68">.</text:span></text:p>
        </text:list-item>
        <text:list-item>
          <text:p text:style-name="P31"><text:span text:style-name="T66">חשב את העלות של תת-הקבוצה הנבחרת; נסמן עלות זו ב </text:span><text:span text:style-name="T16">C</text:span><text:span text:style-name="T66">.</text:span></text:p>
        </text:list-item>
        <text:list-item>
          <text:p text:style-name="P33">גבה מכל שחקן <text:span text:style-name="T16">i</text:span> תשלום <text:s text:c="4"/><text:span text:style-name="T16">p</text:span><text:span text:style-name="T71">i</text:span>*<text:span text:style-name="T16">C</text:span>/<text:span text:style-name="T16">S</text:span>.</text:p>
        </text:list-item>
      </text:list>
      <text:p text:style-name="P32">מטרת ההכפלה בשלב האחרון היא לוודא שהמכרז הוא מאוזן תקציבית – <text:span text:style-name="T73">סכום התשלומים של כל השחקנים אחרי ההכפלה שווה לעלוּת.</text:span></text:p>
      <text:p text:style-name="P40">א. האם מכרז SN אמיתי? הוכיחו או הפריכו.</text:p>
      <text:p text:style-name="P40">ב. האם מכרז SN יעיל פארטו (בהנחה שכל השחקנים אומרים אמת)? הוכיחו או הפריכו.</text:p>
      <text:p text:style-name="P40"><text:soft-page-break/></text:p>
      <text:p text:style-name="P38"/>
      <text:p text:style-name="P37"><text:span text:style-name="T11"/></text:p>
      <text:p text:style-name="P20"><text:span text:style-name="T2">שאלה </text:span><text:span text:style-name="T14">7</text:span><text:span text:style-name="T3">: </text:span><text:span text:style-name="T4">תיכנות </text:span><text:span text:style-name="T5">- ערך שאפלי</text:span></text:p>
      <text:p text:style-name="P7">א. מצאו בשפת python (או בשפה אחרת החביבה עליכם) פונקציית-ספרייה המאפשרת לעבור על כל הסדרים האפשריים (פרמוטציות) של קבוצה נתונה.</text:p>
      <text:p text:style-name="P7">ב. השתמשו בפונקצייה זו על-מנת לכתוב פונקציה המחשבת את ערך שאפלי.</text:p>
      <text:p text:style-name="P7"/>
      <text:p text:style-name="Heading_20_2">מאמרים<text:span text:style-name="T44"> להרחבה ולמטלת רשות</text:span></text:p>
      <text:list xml:id="list870575470" text:style-name="L3">
        <text:list-item>
          <text:p text:style-name="P41"><text:span text:style-name="Citation"><text:span text:style-name="T46">Shahar Dobzinski,</text:span></text:span><text:span text:style-name="T46"> </text:span><text:span text:style-name="Citation"><text:span text:style-name="T46">Aranyak Mehta,</text:span></text:span><text:span text:style-name="T46"> </text:span><text:span text:style-name="Citation"><text:span text:style-name="T46">Tim Roughgarden, Mukund Sundararajan (2018): "</text:span></text:span><text:bookmark text:name="aa-srp-result-list-title-1"/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47">Is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48">Shapley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47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48">cost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47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48">sharing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47"> optimal?</text:span></text:span></text:a><text:span text:style-name="Citation"><text:span text:style-name="T47">"</text:span></text:span></text:p>
        </text:list-item>
        <text:list-item>
          <text:p text:style-name="P41"><text:span text:style-name="Citation"><text:span text:style-name="T46">Yuhui Jin, </text:span></text:span><text:span text:style-name="Citation"><text:span text:style-name="T47"><text:s/></text:span></text:span>Chuei-Tin Chang, Shaojun Li, Da Jiang<text:span text:style-name="T51"> (2018), "</text:span><text:bookmark text:name="aa-srp-result-list-title-3"/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6">On the use of risk-based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5">Shapley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6"> values for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5">cost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6">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5">sharing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6"> in interplant heat integration programs</text:span></text:span></text:a><text:span text:style-name="T47">"</text:span></text:p>
        </text:list-item>
        <text:list-item>
          <text:p text:style-name="P41"><text:span text:style-name="T53">Dongshuang Hou, </text:span><text:span text:style-name="T54"><text:s/></text:span><text:span text:style-name="T52">Hao Sun, </text:span><text:span text:style-name="T58"><text:s/></text:span><text:span text:style-name="T52">Panfei Sun, </text:span><text:span text:style-name="T58"><text:s/></text:span><text:span text:style-name="T52">Theo Driesse</text:span><text:span text:style-name="T58">n (2018): "</text:span><text:bookmark text:name="aa-srp-result-list-title-4"/><text:a xlink:type="simple" xlink:href="https://www-sciencedirect-com.mgs.ariel.ac.il/science/article/pii/S0899825617300714" text:style-name="Internet_20_link" text:visited-style-name="Visited_20_Internet_20_Link"><text:span text:style-name="T53">A note on the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56">Shapley</text:span></text:span></text:a><text:a xlink:type="simple" xlink:href="https://www-sciencedirect-com.mgs.ariel.ac.il/science/article/pii/S0899825617300714" text:style-name="Internet_20_link" text:visited-style-name="Visited_20_Internet_20_Link"><text:span text:style-name="T53"> value for airport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56">cost</text:span></text:span></text:a><text:a xlink:type="simple" xlink:href="https://www-sciencedirect-com.mgs.ariel.ac.il/science/article/pii/S0899825617300714" text:style-name="Internet_20_link" text:visited-style-name="Visited_20_Internet_20_Link"><text:span text:style-name="T53"> pooling game</text:span></text:a><text:span text:style-name="T54">"</text:span></text:p>
        </text:list-item>
        <text:list-item>
          <text:p text:style-name="P41"><text:span text:style-name="T54">Khaled Maafa, </text:span><text:span text:style-name="T55"><text:s/></text:span><text:span text:style-name="T52">Lhouari Nourine, </text:span><text:span text:style-name="T59"><text:s/></text:span><text:span text:style-name="T52">Mohammed Said Radjef</text:span><text:span text:style-name="T59"> (2018): "</text:span><text:bookmark text:name="aa-srp-result-list-title-8"/><text:a xlink:type="simple" xlink:href="https://www-sciencedirect-com.mgs.ariel.ac.il/science/article/pii/S0166218X18301136" text:style-name="Internet_20_link" text:visited-style-name="Visited_20_Internet_20_Link"><text:span text:style-name="T54">Algorithms for computing the </text:span></text:a><text:a xlink:type="simple" xlink:href="https://www-sciencedirect-com.mgs.ariel.ac.il/science/article/pii/S0166218X18301136" text:style-name="Internet_20_link" text:visited-style-name="Visited_20_Internet_20_Link"><text:span text:style-name="Emphasis"><text:span text:style-name="T57">Shapley</text:span></text:span></text:a><text:a xlink:type="simple" xlink:href="https://www-sciencedirect-com.mgs.ariel.ac.il/science/article/pii/S0166218X18301136" text:style-name="Internet_20_link" text:visited-style-name="Visited_20_Internet_20_Link"><text:span text:style-name="T54"> value of cooperative games on lattices</text:span></text:a><text:span text:style-name="T55">"</text:span></text:p>
        </text:list-item>
        <text:list-item>
          <text:p text:style-name="P42"><text:span text:style-name="T49">Christoph M.: "Interpretable machine learning <text:s/>- </text:span><text:span text:style-name="T50">S</text:span><text:span text:style-name="T49">hapley values" https://christophm.github.io/interpretable-ml-book/shapley.html </text:span></text:p>
        </text:list-item>
        <text:list-item>
          <text:p text:style-name="P41"><text:span text:style-name="T60">Tjeerd van Campen</text:span><text:span text:style-name="T61">, </text:span>Herbert Hamers<text:span text:style-name="T62">, </text:span>Bart Husslage<text:span text:style-name="T62">, </text:span>Roy Lindelauf<text:span text:style-name="T62">: "</text:span><text:span text:style-name="T28">A new approximation method for the Shapley value applied to the WTC 9/11 terrorist attack</text:span><text:span text:style-name="T62">"</text:span>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01T21:12:41.839638710</dc:date>
    <meta:editing-duration>P12DT2H53M24S</meta:editing-duration>
    <meta:editing-cycles>1457</meta:editing-cycles>
    <meta:document-statistic meta:table-count="0" meta:image-count="0" meta:object-count="0" meta:page-count="3" meta:paragraph-count="58" meta:word-count="799" meta:character-count="4604" meta:non-whitespace-character-count="3854"/>
  </office:meta>
</office:document-meta>
</file>